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1649D842669605D7E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66666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fill-color="#b2b2b2" draw:opacity="100%" draw:textarea-horizontal-align="justify" draw:textarea-vertical-align="middle" draw:auto-grow-height="false" fo:min-height="27.45cm" fo:min-width="14.994cm"/>
      <style:paragraph-properties style:writing-mode="lr-tb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/>
      <style:text-properties fo:font-size="72pt" style:font-size-asian="72pt" style:font-size-complex="72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6cm" svg:height="27.699cm" svg:x="3.22cm" svg:y="1cm">
          <draw:image xlink:href="Pictures/10000000000000C8000001649D842669605D7E50.jpg" xlink:type="simple" xlink:show="embed" xlink:actuate="onLoad" loext:mime-type="image/jpeg">
            <text:p/>
          </draw:image>
        </draw:frame>
        <draw:custom-shape draw:style-name="gr2" draw:text-style-name="P3" draw:layer="layout" svg:width="15.494cm" svg:height="27.7cm" svg:x="3.286cm" svg:y="1cm">
          <text:p text:style-name="P2"><text:span text:style-name="T1">t3clar</text:span></text:p>
          <text:p text:style-name="P2"><text:span text:style-name="T2">Item coming so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13:28:19.164418992</dc:date>
    <meta:editing-duration>PT11M58S</meta:editing-duration>
    <meta:editing-cycles>1</meta:editing-cycles>
    <meta:document-statistic meta:object-count="2"/>
    <meta:generator>LibreOffice/6.4.7.2$Linux_X86_64 LibreOffice_project/40$Build-2</meta:generator>
  </office:meta>
</office:document-meta>
</file>